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ms5003_5f_connections" style:display-name="pms5003_connections" style:family="table">
      <style:table-properties style:width="6.9292in" fo:margin-left="-0.0021in" fo:margin-right="-0.0021in" table:align="margins" fo:background-color="transparent">
        <style:background-image/>
      </style:table-properties>
    </style:style>
    <style:style style:name="pms5003_5f_connections.A" style:display-name="pms5003_connections.A" style:family="table-column">
      <style:table-column-properties style:column-width="2.3097in" style:rel-column-width="3326*"/>
    </style:style>
    <style:style style:name="pms5003_5f_connections.C" style:display-name="pms5003_connections.C" style:family="table-column">
      <style:table-column-properties style:column-width="2.3104in" style:rel-column-width="3327*"/>
    </style:style>
    <style:style style:name="pms5003_5f_connections.1" style:display-name="pms5003_connections.1" style:family="table-row">
      <style:table-row-properties fo:background-color="transparent">
        <style:background-image/>
      </style:table-row-properties>
    </style:style>
    <style:style style:name="pms5003_5f_connections.A1" style:display-name="pms5003_connections.A1" style:family="table-cell">
      <style:table-cell-properties fo:padding="0in" fo:border="none" style:writing-mode="page"/>
    </style:style>
    <style:style style:name="P1" style:family="paragraph" style:parent-style-name="Heading_20_2">
      <style:text-properties officeooo:rsid="001e4dd4" officeooo:paragraph-rsid="001e4dd4"/>
    </style:style>
    <style:style style:name="P2" style:family="paragraph" style:parent-style-name="Table_20_Contents">
      <style:text-properties officeooo:rsid="001f7194" officeooo:paragraph-rsid="001f7194"/>
    </style:style>
    <style:style style:name="P3" style:family="paragraph" style:parent-style-name="Table_20_Contents">
      <style:text-properties fo:font-weight="bold" officeooo:rsid="001f7194" officeooo:paragraph-rsid="001f7194" style:font-weight-asian="bold" style:font-weight-complex="bold"/>
    </style:style>
    <style:style style:name="P4" style:family="paragraph" style:parent-style-name="Text_20_body" style:list-style-name="L1">
      <style:text-properties officeooo:rsid="001e4dd4" officeooo:paragraph-rsid="001e4dd4"/>
    </style:style>
    <style:style style:name="P5" style:family="paragraph" style:parent-style-name="Title">
      <style:text-properties officeooo:rsid="0007bf06" officeooo:paragraph-rsid="0007bf06"/>
    </style:style>
    <style:style style:name="T1" style:family="text">
      <style:text-properties officeooo:rsid="001f7194"/>
    </style:style>
    <style:style style:name="T2" style:family="text">
      <style:text-properties officeooo:rsid="0020b36a"/>
    </style:style>
    <style:style style:name="T3" style:family="text">
      <style:text-properties officeooo:rsid="002202c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ot4AQ workshop exercises</text:p>
      <text:h text:style-name="P1" text:outline-level="2">Exercises on the PlanTower PMS5003 dust sensor</text:h>
      <text:list xml:id="list965431098" text:style-name="L1">
        <text:list-item>
          <text:p text:style-name="P4">Make the hardware connections a<text:span text:style-name="T1">ccording to the table below:<text:line-break/></text:span></text:p>
        </text:list-item>
      </text:list>
      <table:table table:name="pms5003_connections" table:style-name="pms5003_5f_connections">
        <table:table-column table:style-name="pms5003_5f_connections.A" table:number-columns-repeated="2"/>
        <table:table-column table:style-name="pms5003_5f_connections.C"/>
        <table:table-row table:style-name="pms5003_5f_connections.1">
          <table:table-cell table:style-name="pms5003_5f_connections.A1" office:value-type="string">
            <text:p text:style-name="P3">PMS5003 pin number</text:p>
          </table:table-cell>
          <table:table-cell table:style-name="pms5003_5f_connections.A1" office:value-type="string">
            <text:p text:style-name="P3">PMS5003 pin significance</text:p>
          </table:table-cell>
          <table:table-cell table:style-name="pms5003_5f_connections.A1" office:value-type="string">
            <text:p text:style-name="P3">ESP32 GPIO pin number</text:p>
          </table:table-cell>
        </table:table-row>
        <table:table-row>
          <table:table-cell table:style-name="pms5003_5f_connections.A1" office:value-type="string">
            <text:p text:style-name="P2">Pin 1</text:p>
          </table:table-cell>
          <table:table-cell table:style-name="pms5003_5f_connections.A1" office:value-type="string">
            <text:p text:style-name="P2">Vcc</text:p>
          </table:table-cell>
          <table:table-cell table:style-name="pms5003_5f_connections.A1" office:value-type="string">
            <text:p text:style-name="P2">5V</text:p>
          </table:table-cell>
        </table:table-row>
        <table:table-row>
          <table:table-cell table:style-name="pms5003_5f_connections.A1" office:value-type="string">
            <text:p text:style-name="P2">Pin 2</text:p>
          </table:table-cell>
          <table:table-cell table:style-name="pms5003_5f_connections.A1" office:value-type="string">
            <text:p text:style-name="P2">GND</text:p>
          </table:table-cell>
          <table:table-cell table:style-name="pms5003_5f_connections.A1" office:value-type="string">
            <text:p text:style-name="P2">GND</text:p>
          </table:table-cell>
        </table:table-row>
        <table:table-row>
          <table:table-cell table:style-name="pms5003_5f_connections.A1" office:value-type="string">
            <text:p text:style-name="P2">Pin 3</text:p>
          </table:table-cell>
          <table:table-cell table:style-name="pms5003_5f_connections.A1" office:value-type="string">
            <text:p text:style-name="P2">Set (suspend mode)</text:p>
          </table:table-cell>
          <table:table-cell table:style-name="pms5003_5f_connections.A1" office:value-type="string">
            <text:p text:style-name="P2"><text:span text:style-name="T3">n</text:span>ot used</text:p>
          </table:table-cell>
        </table:table-row>
        <table:table-row>
          <table:table-cell table:style-name="pms5003_5f_connections.A1" office:value-type="string">
            <text:p text:style-name="P2">Pin 4</text:p>
          </table:table-cell>
          <table:table-cell table:style-name="pms5003_5f_connections.A1" office:value-type="string">
            <text:p text:style-name="P2">Rx (serial receive)</text:p>
          </table:table-cell>
          <table:table-cell table:style-name="pms5003_5f_connections.A1" office:value-type="string">
            <text:p text:style-name="P2">GPIO 17</text:p>
          </table:table-cell>
        </table:table-row>
        <table:table-row>
          <table:table-cell table:style-name="pms5003_5f_connections.A1" office:value-type="string">
            <text:p text:style-name="P2">Pin 5</text:p>
          </table:table-cell>
          <table:table-cell table:style-name="pms5003_5f_connections.A1" office:value-type="string">
            <text:p text:style-name="P2">Tx (serial transmit)</text:p>
          </table:table-cell>
          <table:table-cell table:style-name="pms5003_5f_connections.A1" office:value-type="string">
            <text:p text:style-name="P2">GPIO 1<text:span text:style-name="T2">6</text:span></text:p>
          </table:table-cell>
        </table:table-row>
        <table:table-row>
          <table:table-cell table:style-name="pms5003_5f_connections.A1" office:value-type="string">
            <text:p text:style-name="P2">Pin 6</text:p>
          </table:table-cell>
          <table:table-cell table:style-name="pms5003_5f_connections.A1" office:value-type="string">
            <text:p text:style-name="P2"><text:span text:style-name="T3">R</text:span>eset</text:p>
          </table:table-cell>
          <table:table-cell table:style-name="pms5003_5f_connections.A1" office:value-type="string">
            <text:p text:style-name="P2"><text:span text:style-name="T3">n</text:span>ot used</text:p>
          </table:table-cell>
        </table:table-row>
        <table:table-row>
          <table:table-cell table:style-name="pms5003_5f_connections.A1" office:value-type="string">
            <text:p text:style-name="P2">Pin 7</text:p>
          </table:table-cell>
          <table:table-cell table:style-name="pms5003_5f_connections.A1" office:value-type="string">
            <text:p text:style-name="P2">NC (not connected)</text:p>
          </table:table-cell>
          <table:table-cell table:style-name="pms5003_5f_connections.A1" office:value-type="string">
            <text:p text:style-name="Table_20_Contents"/>
          </table:table-cell>
        </table:table-row>
      </table:table>
      <text:list xml:id="list122705291794551" text:continue-numbering="true" text:style-name="L1">
        <text:list-item>
          <text:p text:style-name="P4"/>
        </text:list-item>
        <text:list-item>
          <text:p text:style-name="P4">Install the ESP32:PMS5003 library into your Arduino SDK</text:p>
        </text:list-item>
        <text:list-item>
          <text:p text:style-name="P4">Read the PMS5003 protocol message using the readMsg() method provided by the PMS5003 class. readMsg returns a structure of type pms5003Data.<text:line-break/>Print the values received for pm1.0, pm2.5 and pm10<text:line-break/>Print the message header.<text:line-break/>Print the checksum.</text:p>
        </text:list-item>
        <text:list-item>
          <text:p text:style-name="P4">Read the raw data using the readRaw() and print them with printRaw(). readRaw returns a pointer to the raw data contained in the PMS5003 message. You can use this pointer as a parameter to printRaw()</text:p>
        </text:list-item>
        <text:list-item>
          <text:p text:style-name="P4">Print the checksum as provided by the protocol message and the checksum calculated over the protocol entries and compare them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2:05:04.846695805</meta:creation-date>
    <dc:date>2024-01-23T12:27:03.832350013</dc:date>
    <meta:editing-duration>PT11M17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31" meta:word-count="174" meta:character-count="974" meta:non-whitespace-character-count="835"/>
  </office:meta>
</office:document-meta>
</file>